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Запустіть SQL-запит для перегляду таблиць</text:span>:</text:p>
      <text:p text:style-name="Standard"/>
      <text:p text:style-name="Standard">SELECT table_name </text:p>
      <text:p text:style-name="Standard">FROM information_schema.tables </text:p>
      <text:p text:style-name="Standard">WHERE table_schema='public'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2:43:08.865154713</meta:creation-date>
    <meta:generator>LibreOffice/24.2.5.2$Linux_X86_64 LibreOffice_project/bffef4ea93e59bebbeaf7f431bb02b1a39ee8a59</meta:generator>
    <dc:date>2024-09-12T22:43:41.983009840</dc:date>
    <meta:editing-duration>PT35S</meta:editing-duration>
    <meta:editing-cycles>1</meta:editing-cycles>
    <meta:document-statistic meta:table-count="0" meta:image-count="0" meta:object-count="0" meta:page-count="1" meta:paragraph-count="4" meta:word-count="11" meta:character-count="119" meta:non-whitespace-character-count="110"/>
  </office:meta>
</office:document-meta>
</file>